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style:line-height-at-least="0.032cm"/>
      <style:text-properties style:font-name="Times New Roman" fo:language="en" fo:country="US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/>
    </style:style>
    <style:style style:name="P2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style:line-height-at-least="0.032cm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style:line-height-at-least="0.032cm"/>
      <style:text-properties style:font-name="Liberation Serif" fo:font-size="12pt" fo:language="en" fo:country="US" officeooo:paragraph-rsid="0004e093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/>
      <style:text-properties style:font-name="Liberation Serif" fo:font-size="12pt" fo:language="en" fo:country="US" officeooo:paragraph-rsid="0004e093" style:font-size-asian="12pt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04e093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04e093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language="en" fo:country="US" style:font-name-complex="Times New Roman1"/>
    </style:style>
    <style:style style:name="T10" style:family="text">
      <style:text-properties style:font-name="Times New Roman" fo:language="en" fo:country="US" style:font-name-complex="Times New Roman1" style:font-weight-complex="bold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officeooo:rsid="0004e093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officeooo:rsid="0004e093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1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name-complex="Times New Roman1"/>
    </style:style>
    <style:style style:name="T20" style:family="text">
      <style:text-properties fo:language="en" fo:country="US" style:font-name-complex="Times New Roman1" style:font-weight-complex="bold"/>
    </style:style>
    <style:style style:name="T21" style:family="text">
      <style:text-properties fo:language="en" fo:country="US" officeooo:rsid="000e4d47" style:font-name-complex="Times New Roman1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style:font-name="Times New Roman" fo:language="en" fo:country="US" style:font-name-complex="Times New Roman1" style:font-weight-complex="bold"/>
    </style:style>
    <style:style style:name="T24" style:family="text">
      <style:text-properties fo:color="#0000ff" loext:opacity="100%" fo:language="en" fo:country="US" style:font-name-complex="Times New Roman1" style:font-weight-complex="bold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Times New Roman" fo:language="en" fo:country="US" style:font-name-complex="Times New Roman1" style:font-weight-complex="bold"/>
    </style:style>
    <style:style style:name="T27" style:family="text">
      <style:text-properties fo:color="#a31515" loext:opacity="100%" fo:language="en" fo:country="US" style:font-name-complex="Times New Roman1" style:font-weight-complex="bold"/>
    </style:style>
    <style:style style:name="T28" style:family="text">
      <style:text-properties fo:color="#098658" loext:opacity="100%"/>
    </style:style>
    <style:style style:name="T29" style:family="text">
      <style:text-properties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осковский Авиационный Институт</text:span></text:p>
      <text:p text:style-name="P5"><text:span text:style-name="T1">(Национальный Исследовательский Университет)</text:span></text:p>
      <text:p text:style-name="P7"/>
      <text:p text:style-name="P5"><text:span text:style-name="T1">Факультет информационных технологий и прикладной математики</text:span></text:p>
      <text:p text:style-name="P5"><text:span text:style-name="T1">Кафедра вычислительной математики и программирования</text:span></text:p>
      <text:p text:style-name="P8"/>
      <text:p text:style-name="P8"/>
      <text:p text:style-name="P5"><text:span text:style-name="T2">Лабораторная работа №3 по курсу</text:span><text:span text:style-name="T3"> </text:span></text:p>
      <text:p text:style-name="P5"><text:span text:style-name="T4">«Операционные системы»</text:span></text:p>
      <text:p text:style-name="Standard"><text:span text:style-name="T2"><text:tab/></text:span></text:p>
      <text:p text:style-name="P5"><text:span text:style-name="T3">РАБОТА С ОБЩЕЙ ПАМЯТЬЮ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14">Студент: </text:span><text:span text:style-name="T15">Маношин Виталий Дмитриевич</text:span></text:p>
      <text:p text:style-name="P16"><text:span text:style-name="T14">Группа: М8О–2</text:span><text:span text:style-name="T15">10</text:span><text:span text:style-name="T14">Б–2</text:span><text:span text:style-name="T15">2</text:span></text:p>
      <text:p text:style-name="P16"><text:span text:style-name="T14">Вариант: </text:span><text:span text:style-name="T15">4</text:span></text:p>
      <text:p text:style-name="P15"><text:span text:style-name="T14">Преподаватель: Соколов Андрей Алексеевич</text:span></text:p>
      <text:p text:style-name="P15"><text:span text:style-name="T14">Оценка: __________ </text:span></text:p>
      <text:p text:style-name="P15"><text:span text:style-name="T14">Дата: __________</text:span></text:p>
      <text:p text:style-name="P15"><text:span text:style-name="T14">Подпись: __________</text:span></text:p>
      <text:p text:style-name="P12"/>
      <text:p text:style-name="P13"/>
      <text:p text:style-name="P13"/>
      <text:p text:style-name="P17"><text:span text:style-name="T14">Москва, 2023.</text:span></text:p>
      <text:p text:style-name="P8"/>
      <text:p text:style-name="P5"><text:soft-page-break/><text:span text:style-name="T2">Постановка задачи</text:span></text:p>
      <text:h text:style-name="Heading_20_2" text:outline-level="2"><text:span text:style-name="T17">Цель работы</text:span></text:h>
      <text:p text:style-name="P20"><text:span text:style-name="T1">Целью является приобретение практических навыков в:</text:span></text:p>
      <text:list xml:id="list2125329888" text:style-name="WWNum2">
        <text:list-item>
          <text:p text:style-name="P2"><text:span text:style-name="T1">Освоении принципов работы с файловыми системами</text:span></text:p>
        </text:list-item>
        <text:list-item>
          <text:p text:style-name="P2"><text:span text:style-name="T1">Обеспечение обмена данных между процессами посредством технологии “</text:span><text:span text:style-name="T5">File</text:span><text:span text:style-name="T1"> </text:span><text:span text:style-name="T5">mapping</text:span><text:span text:style-name="T1">”.</text:span></text:p>
        </text:list-item>
      </text:list>
      <text:h text:style-name="Heading_20_2" text:outline-level="2"><text:span text:style-name="T17">Задание</text:span></text:h>
      <text:p text:style-name="P18"><text:span text:style-name="T1">Составить и отладить программу на языке Си, осуществляющую работу с процессами и взаимодействие между ними в одной из двух операционных систем. </text:span></text:p>
      <text:p text:style-name="P18"><text:span text:style-name="T1">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18"><text:span text:style-name="T1">Необходимо обрабатывать системные ошибки, которые могут возникнуть в результате работы.</text:span></text:p>
      <text:h text:style-name="Heading_20_2" text:outline-level="2"><text:span text:style-name="T17">Общие сведения о программе</text:span></text:h>
      <text:p text:style-name="P18"><text:span text:style-name="T1">Программа компилируется из файла main.cpp. В программе используются следующие системные вызовы:</text:span></text:p>
      <text:list xml:id="list3094868825" text:style-name="WWNum1">
        <text:list-item>
          <text:p text:style-name="P3"><text:span text:style-name="T7">mmap</text:span><text:span text:style-name="T1"> – создает </text:span><text:span text:style-name="T5">memory</text:span><text:span text:style-name="T1"> </text:span><text:span text:style-name="T5">mapped</text:span><text:span text:style-name="T1"> </text:span><text:span text:style-name="T5">file</text:span><text:span text:style-name="T1"> с разделяемой общей памятью на основе содержимого обычного файла.</text:span></text:p>
        </text:list-item>
        <text:list-item>
          <text:p text:style-name="P3"><text:span text:style-name="T7">mremap </text:span><text:span text:style-name="T5">– </text:span><text:span text:style-name="T1">изменяет</text:span><text:span text:style-name="T5"> </text:span><text:span text:style-name="T1">размер</text:span><text:span text:style-name="T5"> memory mapped file.</text:span></text:p>
        </text:list-item>
        <text:list-item>
          <text:p text:style-name="P3"><text:span text:style-name="T7">ftruncate</text:span><text:span text:style-name="T3"> </text:span><text:span text:style-name="T1">– изменяет (увеличивает) размер файла.</text:span></text:p>
        </text:list-item>
        <text:list-item>
          <text:p text:style-name="P3"><text:span text:style-name="T7">munmap</text:span><text:span text:style-name="T1"> – записывает все изменения из </text:span><text:span text:style-name="T5">memory</text:span><text:span text:style-name="T1"> </text:span><text:span text:style-name="T5">mapped</text:span><text:span text:style-name="T1"> </text:span><text:span text:style-name="T5">file</text:span><text:span text:style-name="T1"> в обычный файл.</text:span></text:p>
        </text:list-item>
      </text:list>
      <text:h text:style-name="Heading_20_2" text:outline-level="2"><text:span text:style-name="T17">Общий метод и алгоритм решения.</text:span></text:h>
      <text:p text:style-name="P21"><text:span text:style-name="T1">Для реализации поставленной задачи необходимо:</text:span></text:p>
      <text:list xml:id="list390228902" text:style-name="WWNum5">
        <text:list-item>
          <text:p text:style-name="P4"><text:span text:style-name="T1">Изучить принципы работы </text:span><text:span text:style-name="T5">memory</text:span><text:span text:style-name="T1"> </text:span><text:span text:style-name="T5">mapped</text:span><text:span text:style-name="T1"> </text:span><text:span text:style-name="T5">file</text:span><text:span text:style-name="T1">.</text:span></text:p>
        </text:list-item>
        <text:list-item>
          <text:p text:style-name="P4"><text:span text:style-name="T1">Переделать лабораторную работу №1 с использованием </text:span><text:span text:style-name="T5">memory</text:span><text:span text:style-name="T1"> </text:span><text:span text:style-name="T5">mapped</text:span><text:span text:style-name="T1"> </text:span><text:span text:style-name="T5">file</text:span><text:span text:style-name="T1"> вместо </text:span><text:span text:style-name="T5">pipe</text:span><text:span text:style-name="T1">.</text:span></text:p>
        </text:list-item>
      </text:list>
      <text:h text:style-name="Heading_20_2" text:outline-level="2"><text:span text:style-name="T1"><text:tab/></text:span><text:span text:style-name="T17">Основные файлы программы</text:span></text:h>
      <text:p text:style-name="P22"><text:span text:style-name="T6">main.cpp</text:span></text:p>
      <text:p text:style-name="P14"><text:span text:style-name="T24">#include </text:span><text:span text:style-name="T27">&lt;iostream&gt;</text:span></text:p>
      <text:p text:style-name="P14"><text:span text:style-name="T22">#include </text:span><text:span text:style-name="T25">&lt;fstream&gt;</text:span></text:p>
      <text:p text:style-name="P14"><text:span text:style-name="T22">#include </text:span><text:span text:style-name="T25">&lt;string&gt;</text:span></text:p>
      <text:p text:style-name="P14"><text:span text:style-name="T22">#include </text:span><text:span text:style-name="T25">&lt;unistd.h&gt;</text:span></text:p>
      <text:p text:style-name="P14"><text:soft-page-break/><text:span text:style-name="T22">#include </text:span><text:span text:style-name="T25">&lt;string.h&gt;</text:span></text:p>
      <text:p text:style-name="P14"><text:span text:style-name="T22">#include </text:span><text:span text:style-name="T25">&lt;string&gt;</text:span></text:p>
      <text:p text:style-name="P14"><text:span text:style-name="T22">#include </text:span><text:span text:style-name="T25">&lt;sys/wait.h&gt;</text:span></text:p>
      <text:p text:style-name="P14"><text:span text:style-name="T22">#include </text:span><text:span text:style-name="T25">&lt;fcntl.h&gt;</text:span></text:p>
      <text:p text:style-name="P14"><text:span text:style-name="T22">#include </text:span><text:span text:style-name="T25">&lt;vector&gt;</text:span></text:p>
      <text:p text:style-name="P14"><text:span text:style-name="T22">#include </text:span><text:span text:style-name="T25">&lt;sys/types.h&gt;</text:span></text:p>
      <text:p text:style-name="P14"><text:span text:style-name="T22">#include </text:span><text:span text:style-name="T25">&lt;sys/mman.h&gt;</text:span><text:span text:style-name="T22"> </text:span></text:p>
      <text:p text:style-name="P14"><text:span text:style-name="T22">using</text:span> <text:span text:style-name="T22">namespace</text:span> std;</text:p>
      <text:p text:style-name="P24"/>
      <text:p text:style-name="P14"><text:span text:style-name="T22">const</text:span> <text:span text:style-name="T22">int</text:span> shsize = <text:span text:style-name="T28">1024</text:span>;</text:p>
      <text:p text:style-name="P24"/>
      <text:p text:style-name="P14"><text:span text:style-name="T22">int</text:span> main() {</text:p>
      <text:p text:style-name="P14">string name;</text:p>
      <text:p text:style-name="P14">cin &gt;&gt; name;</text:p>
      <text:p text:style-name="P14">ofstream out(name);</text:p>
      <text:p text:style-name="P24"/>
      <text:p text:style-name="P14"><text:span text:style-name="T22">int</text:span> fd_input = shm_open(<text:span text:style-name="T25">"input"</text:span>, <text:span text:style-name="T22">O_CREAT</text:span> | <text:span text:style-name="T22">O_RDWR</text:span>, <text:span text:style-name="T28">0666</text:span>);</text:p>
      <text:p text:style-name="P14"><text:span text:style-name="T22">int</text:span> fd_error = shm_open(<text:span text:style-name="T25">"error"</text:span>, <text:span text:style-name="T22">O_CREAT</text:span> | <text:span text:style-name="T22">O_RDWR</text:span>, <text:span text:style-name="T28">0666</text:span>);</text:p>
      <text:p text:style-name="P24"/>
      <text:p text:style-name="P14"><text:span text:style-name="T22">if</text:span> (fd_input == -<text:span text:style-name="T28">1</text:span> || fd_error == -<text:span text:style-name="T28">1</text:span>) {</text:p>
      <text:p text:style-name="P14">shm_unlink(<text:span text:style-name="T25">"input"</text:span>);</text:p>
      <text:p text:style-name="P14">shm_unlink(<text:span text:style-name="T25">"error"</text:span>);</text:p>
      <text:p text:style-name="P14">cout &lt;&lt; <text:span text:style-name="T25">"open error"</text:span> &lt;&lt; endl;</text:p>
      <text:p text:style-name="P14"><text:span text:style-name="T22">return</text:span> <text:span text:style-name="T28">1</text:span>;</text:p>
      <text:p text:style-name="P14">}</text:p>
      <text:p text:style-name="P24"/>
      <text:p text:style-name="P14"><text:span text:style-name="T22">char</text:span> * shared_input = (<text:span text:style-name="T22">char</text:span> *) mmap(<text:span text:style-name="T22">NULL</text:span>, shsize , <text:span text:style-name="T22">PROT_READ</text:span> | <text:span text:style-name="T22">PROT_WRITE</text:span>, <text:span text:style-name="T22">MAP_SHARED</text:span>, fd_input, <text:span text:style-name="T28">0</text:span>);</text:p>
      <text:p text:style-name="P14"><text:span text:style-name="T22">char</text:span> * shared_error = (<text:span text:style-name="T22">char</text:span> *) mmap(<text:span text:style-name="T22">NULL</text:span>, shsize , <text:span text:style-name="T22">PROT_READ</text:span> | <text:span text:style-name="T22">PROT_WRITE</text:span>, <text:span text:style-name="T22">MAP_SHARED</text:span>, fd_error, <text:span text:style-name="T28">0</text:span>);</text:p>
      <text:p text:style-name="P24"/>
      <text:p text:style-name="P14"><text:span text:style-name="T22">if</text:span> (ftruncate(fd_error, shsize) == -<text:span text:style-name="T28">1</text:span>) {</text:p>
      <text:p text:style-name="P14">shm_unlink(<text:span text:style-name="T25">"input"</text:span>);</text:p>
      <text:p text:style-name="P14">shm_unlink(<text:span text:style-name="T25">"error"</text:span>);</text:p>
      <text:p text:style-name="P14">munmap(shared_input, shsize);</text:p>
      <text:p text:style-name="P14">munmap(shared_error, shsize);</text:p>
      <text:p text:style-name="P14">cout &lt;&lt; <text:span text:style-name="T25">"mmap error"</text:span> &lt;&lt; endl;</text:p>
      <text:p text:style-name="P14"><text:span text:style-name="T22">return</text:span> <text:span text:style-name="T28">2</text:span>;</text:p>
      <text:p text:style-name="P14">}</text:p>
      <text:p text:style-name="P14">close(fd_input);</text:p>
      <text:p text:style-name="P14">close(fd_error);</text:p>
      <text:p text:style-name="P14"><text:span text:style-name="T22">int</text:span> t;</text:p>
      <text:p text:style-name="P14">cin &gt;&gt; t;</text:p>
      <text:p text:style-name="P14">vector&lt;vector&lt;<text:span text:style-name="T22">double</text:span>&gt;&gt;dt(t);</text:p>
      <text:p text:style-name="P14"><text:span text:style-name="T22">for</text:span>(<text:span text:style-name="T22">int</text:span> cs = <text:span text:style-name="T28">0</text:span>; cs &lt; t; ++cs) {</text:p>
      <text:p text:style-name="P14"><text:span text:style-name="T22">int</text:span> n;</text:p>
      <text:p text:style-name="P14">cin &gt;&gt; n;</text:p>
      <text:p text:style-name="P14">dt[cs].resize(n);</text:p>
      <text:p text:style-name="P14"><text:span text:style-name="T22">for</text:span>(<text:span text:style-name="T22">double</text:span> &amp;x : dt[cs]) cin &gt;&gt; x;</text:p>
      <text:p text:style-name="P14">}</text:p>
      <text:p text:style-name="P14"><text:span text:style-name="T22">int</text:span> pid = fork();</text:p>
      <text:p text:style-name="P14"><text:span text:style-name="T22">if</text:span>(pid == <text:span text:style-name="T28">0</text:span>){</text:p>
      <text:p text:style-name="P14"><text:soft-page-break/>string Err;</text:p>
      <text:p text:style-name="P14"><text:span text:style-name="T22">for</text:span>(<text:span text:style-name="T22">auto</text:span> &amp; cs : dt) {</text:p>
      <text:p text:style-name="P14"><text:span text:style-name="T22">double</text:span> res = cs[<text:span text:style-name="T28">0</text:span>];</text:p>
      <text:p text:style-name="P14"><text:span text:style-name="T22">for</text:span>(<text:span text:style-name="T22">int</text:span> i = <text:span text:style-name="T28">1</text:span>; i &lt; cs.size(); ++i) {</text:p>
      <text:p text:style-name="P14"><text:span text:style-name="T22">if</text:span>(cs[i] == <text:span text:style-name="T28">0.0</text:span>) { </text:p>
      <text:p text:style-name="P14">Err += <text:span text:style-name="T25">"zerro error\n"</text:span>;</text:p>
      <text:p text:style-name="P14">strcpy(shared_error, Err.c_str());</text:p>
      <text:p text:style-name="P14"><text:span text:style-name="T22">return</text:span> -<text:span text:style-name="T28">1</text:span>;</text:p>
      <text:p text:style-name="P14">}</text:p>
      <text:p text:style-name="P14">res /= cs[i];</text:p>
      <text:p text:style-name="P14">}</text:p>
      <text:p text:style-name="P14">out &lt;&lt; res &lt;&lt; <text:span text:style-name="T25">'\n'</text:span>;</text:p>
      <text:p text:style-name="P14">}</text:p>
      <text:p text:style-name="P14">Err += <text:span text:style-name="T25">'\n'</text:span>;</text:p>
      <text:p text:style-name="P14">strcpy(shared_error, Err.c_str());</text:p>
      <text:p text:style-name="P14">}</text:p>
      <text:p text:style-name="P14"><text:span text:style-name="T22">if</text:span>(pid &gt; <text:span text:style-name="T28">0</text:span>) {</text:p>
      <text:p text:style-name="P14">wait(<text:span text:style-name="T28">0</text:span>);</text:p>
      <text:p text:style-name="P14"><text:span text:style-name="T22">for</text:span>(<text:span text:style-name="T22">int</text:span> i = <text:span text:style-name="T28">0</text:span>; i &lt; shsize &amp;&amp; shared_error[i] != <text:span text:style-name="T25">'\n'</text:span>; ++i) {</text:p>
      <text:p text:style-name="P14">cout &lt;&lt; shared_error[i];</text:p>
      <text:p text:style-name="P14">}</text:p>
      <text:p text:style-name="P14">}</text:p>
      <text:p text:style-name="P14"><text:span text:style-name="T22">if</text:span>(pid == -<text:span text:style-name="T28">1</text:span>) {</text:p>
      <text:p text:style-name="P14">shm_unlink(<text:span text:style-name="T25">"input"</text:span>);</text:p>
      <text:p text:style-name="P14">shm_unlink(<text:span text:style-name="T25">"error"</text:span>);</text:p>
      <text:p text:style-name="P14">munmap(shared_input, shsize);</text:p>
      <text:p text:style-name="P14">munmap(shared_error, shsize);</text:p>
      <text:p text:style-name="P14">cout &lt;&lt; <text:span text:style-name="T25">"pid error"</text:span> &lt;&lt; endl;</text:p>
      <text:p text:style-name="P14"><text:span text:style-name="T22">return</text:span> <text:span text:style-name="T28">0</text:span>;</text:p>
      <text:p text:style-name="P14">}</text:p>
      <text:p text:style-name="P14"><text:span text:style-name="T22">return</text:span> <text:span text:style-name="T28">0</text:span>;</text:p>
      <text:p text:style-name="P19"><text:span text:style-name="T16">}</text:span></text:p>
      <text:h text:style-name="Heading_20_2" text:outline-level="2"><text:span text:style-name="T17">Пример работы</text:span></text:h>
      <text:p text:style-name="P27">В консоль вводится:</text:p>
      <text:p text:style-name="P27">out</text:p>
      <text:p text:style-name="P27">3</text:p>
      <text:p text:style-name="P27">3 1 2 3</text:p>
      <text:p text:style-name="P27">2 1 2</text:p>
      <text:p text:style-name="P27">1 1</text:p>
      <text:p text:style-name="P28"/>
      <text:p text:style-name="P28"><text:span text:style-name="T29">В</text:span><text:span text:style-name="T19"> </text:span><text:span text:style-name="T29">файле</text:span><text:span text:style-name="T19"> </text:span><text:span text:style-name="T21">out </text:span><text:span text:style-name="T29">будет</text:span><text:span text:style-name="T19">: </text:span></text:p>
      <text:p text:style-name="P26">3.000000</text:p>
      <text:p text:style-name="P26">0.500000 </text:p>
      <text:p text:style-name="P26">1.000000 </text:p>
      <text:p text:style-name="P25"><text:span text:style-name="T9">1.00000</text:span><text:span text:style-name="T12">0</text:span></text:p>
      <text:h text:style-name="Heading_20_2" text:outline-level="2"><text:span text:style-name="T17">Вывод</text:span></text:h>
      <text:p text:style-name="P18"><text:span text:style-name="T1">В ходе лабораторной работы я научилась работать с memory mapped files. Для меня это показалось ненамного сложнее, чем работа с pipes, пусть и механика работы немного отличалас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4</meta:editing-cycles>
    <meta:creation-date>2023-12-18T01:10:00</meta:creation-date>
    <dc:date>2023-12-27T12:33:42.421209563</dc:date>
    <dc:language>en-US</dc:language>
    <meta:editing-duration>PT24M52S</meta:editing-duration>
    <meta:generator>LibreOffice/7.3.7.2$Linux_X86_64 LibreOffice_project/30$Build-2</meta:generator>
    <meta:document-statistic meta:table-count="0" meta:image-count="0" meta:object-count="0" meta:page-count="4" meta:paragraph-count="131" meta:word-count="538" meta:character-count="3694" meta:non-whitespace-character-count="3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